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0"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ce3" style:family="table-cell" style:parent-style-name="Default" style:data-style-name="N1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Evaluations</text:p>
          </table:table-cell>
          <table:table-cell table:style-name="ce1" office:value-type="string">
            <text:p>NSGAII/SPEA2</text:p>
          </table:table-cell>
          <table:table-cell table:style-name="ce1" office:value-type="string">
            <text:p>SPEA2/NSGAII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1</text:p>
          </table:table-cell>
          <table:table-cell table:number-columns-repeated="1023"/>
        </table:table-row>
        <table:table-row table:style-name="ro1">
          <table:table-cell/>
          <table:table-cell/>
          <table:table-cell/>
          <table:table-cell>
            <draw:frame table:end-cell-address="Sheet1.I12" table:end-x="0.3768in" table:end-y="0.1469in" draw:z-index="0" draw:style-name="gr1" svg:width="4.7142in" svg:height="1.4646in" svg:x="0.1079in" svg:y="0.1047in">
              <draw:object draw:notify-on-update-of-ranges="Sheet1.A5:Sheet1.A11 Sheet1.B4:Sheet1.B4 Sheet1.B5:Sheet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N12" table:end-x="0.635in" table:end-y="0.137in" draw:z-index="1" draw:style-name="gr1" svg:width="4.7142in" svg:height="1.4646in" svg:x="0.3657in" svg:y="0.0949in">
              <draw:object draw:notify-on-update-of-ranges="Sheet1.A6:Sheet1.A11 Sheet1.C5:Sheet1.C5 Sheet1.C6:Sheet1.C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float" office:value="0.25105720963">
            <text:p>0.2510572096</text:p>
          </table:table-cell>
          <table:table-cell office:value-type="float" office:value="0.45878663448">
            <text:p>0.4587866345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float" office:value="0.34692255186">
            <text:p>0.3469225519</text:p>
          </table:table-cell>
          <table:table-cell office:value-type="float" office:value="0.38772137117">
            <text:p>0.3877213712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274">
            <text:p>0.2740000000</text:p>
          </table:table-cell>
          <table:table-cell office:value-type="float" office:value="0.37097033489">
            <text:p>0.3709703349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float" office:value="0.114">
            <text:p>0.1140000000</text:p>
          </table:table-cell>
          <table:table-cell office:value-type="float" office:value="0.137">
            <text:p>0.137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float" office:value="0.056">
            <text:p>0.0560000000</text:p>
          </table:table-cell>
          <table:table-cell office:value-type="float" office:value="0.086">
            <text:p>0.086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float" office:value="0.0715">
            <text:p>0.0715000000</text:p>
          </table:table-cell>
          <table:table-cell office:value-type="float" office:value="0.034">
            <text:p>0.034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float" office:value="0.07">
            <text:p>0.0700000000</text:p>
          </table:table-cell>
          <table:table-cell office:value-type="float" office:value="0.0125">
            <text:p>0.0125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2</text:p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frame table:end-cell-address="Sheet1.I22" table:end-x="0.4862in" table:end-y="0.1362in" draw:z-index="2" draw:style-name="gr1" svg:width="4.7142in" svg:height="1.4646in" svg:x="0.2173in" svg:y="0.0941in">
              <draw:object draw:notify-on-update-of-ranges="Sheet1.A16:Sheet1.A21 Sheet1.B15:Sheet1.B15 Sheet1.B16:Sheet1.B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N22" table:end-x="0.6457in" table:end-y="0.1161in" draw:z-index="4" draw:style-name="gr1" svg:width="4.7142in" svg:height="1.4646in" svg:x="0.3764in" svg:y="0.074in">
              <draw:object draw:notify-on-update-of-ranges="Sheet1.A16:Sheet1.A21 Sheet1.C15:Sheet1.C15 Sheet1.C16:Sheet1.C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float" office:value="0.0345">
            <text:p>0.0345000000</text:p>
          </table:table-cell>
          <table:table-cell office:value-type="float" office:value="0.0505">
            <text:p>0.050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float" office:value="0.023">
            <text:p>0.0230000000</text:p>
          </table:table-cell>
          <table:table-cell office:value-type="float" office:value="0.045">
            <text:p>0.045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029">
            <text:p>0.0290000000</text:p>
          </table:table-cell>
          <table:table-cell office:value-type="float" office:value="0.058">
            <text:p>0.058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float" office:value="0.027">
            <text:p>0.0270000000</text:p>
          </table:table-cell>
          <table:table-cell office:value-type="float" office:value="0.0575">
            <text:p>0.057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float" office:value="0.025">
            <text:p>0.0250000000</text:p>
          </table:table-cell>
          <table:table-cell office:value-type="float" office:value="0.042">
            <text:p>0.042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float" office:value="0.0225">
            <text:p>0.0225000000</text:p>
          </table:table-cell>
          <table:table-cell office:value-type="float" office:value="0.0495">
            <text:p>0.049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float" office:value="0.0205">
            <text:p>0.0205000000</text:p>
          </table:table-cell>
          <table:table-cell office:value-type="float" office:value="0.0525">
            <text:p>0.0525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3</text:p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frame table:end-cell-address="Sheet1.I32" table:end-x="0.4862in" table:end-y="0.1783in" draw:z-index="3" draw:style-name="gr1" svg:width="4.7142in" svg:height="1.4646in" svg:x="0.2173in" svg:y="0.1362in">
              <draw:object draw:notify-on-update-of-ranges="Sheet1.A26:Sheet1.A31 Sheet1.B25:Sheet1.B25 Sheet1.B26:Sheet1.B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Sheet1.N32" table:end-x="0.635in" table:end-y="0.1154in" draw:z-index="5" draw:style-name="gr1" svg:width="4.7142in" svg:height="1.4646in" svg:x="0.3657in" svg:y="0.0732in">
              <draw:object draw:notify-on-update-of-ranges="Sheet1.A26:Sheet1.A31 Sheet1.C25:Sheet1.C25 Sheet1.C26:Sheet1.C3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float" office:value="0.46561255014">
            <text:p>0.4656125501</text:p>
          </table:table-cell>
          <table:table-cell office:value-type="float" office:value="0.24885987348">
            <text:p>0.2488598735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float" office:value="0.64998059071">
            <text:p>0.6499805907</text:p>
          </table:table-cell>
          <table:table-cell office:value-type="float" office:value="0.23780242334">
            <text:p>0.2378024233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59280696689">
            <text:p>0.5928069669</text:p>
          </table:table-cell>
          <table:table-cell office:value-type="float" office:value="0.29766075415">
            <text:p>0.2976607542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float" office:value="0.57076359501">
            <text:p>0.5707635950</text:p>
          </table:table-cell>
          <table:table-cell office:value-type="float" office:value="0.36797865495">
            <text:p>0.367978655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float" office:value="0.85010105383">
            <text:p>0.8501010538</text:p>
          </table:table-cell>
          <table:table-cell office:value-type="float" office:value="0.13331003528">
            <text:p>0.1333100353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float" office:value="0.65407867722">
            <text:p>0.6540786772</text:p>
          </table:table-cell>
          <table:table-cell office:value-type="float" office:value="0.29509907006">
            <text:p>0.2950990701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float" office:value="0.67385261685">
            <text:p>0.6738526169</text:p>
          </table:table-cell>
          <table:table-cell office:value-type="float" office:value="0.28821323863">
            <text:p>0.288213238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valuations</text:p>
          </table:table-cell>
          <table:table-cell table:style-name="ce1" office:value-type="string">
            <text:p>NSGAII/IBEA</text:p>
          </table:table-cell>
          <table:table-cell table:style-name="ce1" office:value-type="string">
            <text:p>IBEA/NSGAII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1</text:p>
          </table:table-cell>
          <table:table-cell table:number-columns-repeated="7"/>
          <table:table-cell>
            <draw:frame table:end-cell-address="Sheet1.N45" table:end-x="0.613in" table:end-y="0.011in" draw:z-index="6" draw:style-name="gr1" svg:width="4.7142in" svg:height="1.4646in" svg:x="0.3437in" svg:y="0.1469in">
              <draw:object draw:notify-on-update-of-ranges="Sheet1.A39:Sheet1.A44 Sheet1.C38:Sheet1.C38 Sheet1.C39:Sheet1.C4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36855781559">
            <text:p>0.3685578156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47038920836">
            <text:p>0.4703892084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0012195122">
            <text:p>0.0012195122</text:p>
          </table:table-cell>
          <table:table-cell office:value-type="float" office:value="0.36414903169">
            <text:p>0.3641490317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057">
            <text:p>0.057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025">
            <text:p>0.025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015">
            <text:p>0.015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0155">
            <text:p>0.0155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2</text:p>
          </table:table-cell>
          <table:table-cell table:number-columns-repeated="7"/>
          <table:table-cell>
            <draw:frame table:end-cell-address="Sheet1.N54" table:end-x="0.6457in" table:end-y="0.1673in" draw:z-index="7" draw:style-name="gr1" svg:width="4.7142in" svg:height="1.4646in" svg:x="0.3764in" svg:y="0.1252in">
              <draw:object draw:notify-on-update-of-ranges="Sheet1.A49:Sheet1.A54 Sheet1.C48:Sheet1.C48 Sheet1.C49:Sheet1.C5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179">
            <text:p>0.179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1465">
            <text:p>0.146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string">
            <text:p>0</text:p>
          </table:table-cell>
          <table:table-cell office:value-type="float" office:value="0.1655">
            <text:p>0.165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1485">
            <text:p>0.148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1405">
            <text:p>0.140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1335">
            <text:p>0.133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138">
            <text:p>0.1380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3</text:p>
          </table:table-cell>
          <table:table-cell table:number-columns-repeated="7"/>
          <table:table-cell>
            <draw:frame table:end-cell-address="Sheet1.N64" table:end-x="0.6461in" table:end-y="0.1583in" draw:z-index="8" draw:style-name="gr1" svg:width="4.7142in" svg:height="1.4646in" svg:x="0.3768in" svg:y="0.1161in">
              <draw:object draw:notify-on-update-of-ranges="Sheet1.A59:Sheet1.A64 Sheet1.C58:Sheet1.C58 Sheet1.C59:Sheet1.C6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19230383011">
            <text:p>0.1923038301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27018955321">
            <text:p>0.2701895532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string">
            <text:p>0</text:p>
          </table:table-cell>
          <table:table-cell office:value-type="float" office:value="0.35866197177">
            <text:p>0.3586619718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54825189125">
            <text:p>0.5482518913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57066649352">
            <text:p>0.5706664935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60352303419">
            <text:p>0.6035230342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float" office:value="0.00227272727">
            <text:p>0.0022727273</text:p>
          </table:table-cell>
          <table:table-cell office:value-type="float" office:value="0.60794640357">
            <text:p>0.60794640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valuations</text:p>
          </table:table-cell>
          <table:table-cell table:style-name="ce1" office:value-type="string">
            <text:p>SPEA2/IBEA</text:p>
          </table:table-cell>
          <table:table-cell table:style-name="ce1" office:value-type="string">
            <text:p>IBEA/SPEA2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1</text:p>
          </table:table-cell>
          <table:table-cell table:number-columns-repeated="7"/>
          <table:table-cell>
            <draw:frame table:end-cell-address="Sheet1.N78" table:end-x="0.6567in" table:end-y="0.011in" draw:z-index="9" draw:style-name="gr1" svg:width="4.7142in" svg:height="1.4646in" svg:x="0.3874in" svg:y="0.1469in">
              <draw:object draw:notify-on-update-of-ranges="Sheet1.A72:Sheet1.A77 Sheet1.C71:Sheet1.C71 Sheet1.C72:Sheet1.C7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30153287909">
            <text:p>0.3015328791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44289447476">
            <text:p>0.4428944748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0012195122">
            <text:p>0.0012195122</text:p>
          </table:table-cell>
          <table:table-cell office:value-type="float" office:value="0.184">
            <text:p>0.184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029">
            <text:p>0.029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01">
            <text:p>0.010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017">
            <text:p>0.017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0225">
            <text:p>0.0225000000</text:p>
          </table:table-cell>
          <table:table-cell table:number-columns-repeated="1021"/>
        </table:table-row>
        <table:table-row table:style-name="ro1">
          <table:table-cell table:number-columns-repeated="8"/>
          <table:table-cell>
            <draw:frame table:end-cell-address="Sheet1.N86" table:end-x="0.624in" table:end-y="0.1472in" draw:z-index="10" draw:style-name="gr1" svg:width="4.7142in" svg:height="1.4646in" svg:x="0.3547in" svg:y="0.1051in">
              <draw:object draw:notify-on-update-of-ranges="Sheet1.A82:Sheet1.A87 Sheet1.C81:Sheet1.C81 Sheet1.C82:Sheet1.C8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>
            <text:p>DTLZ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183">
            <text:p>0.183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1645">
            <text:p>0.164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string">
            <text:p>0</text:p>
          </table:table-cell>
          <table:table-cell office:value-type="float" office:value="0.1655">
            <text:p>0.165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1365">
            <text:p>0.136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146">
            <text:p>0.146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126">
            <text:p>0.126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141">
            <text:p>0.1410000000</text:p>
          </table:table-cell>
          <table:table-cell table:number-columns-repeated="5"/>
          <table:table-cell>
            <draw:frame table:end-cell-address="Sheet1.N96" table:end-x="0.624in" table:end-y="0.0118in" draw:z-index="11" draw:style-name="gr1" svg:width="4.7142in" svg:height="1.4646in" svg:x="0.3547in" svg:y="0.1476in">
              <draw:object draw:notify-on-update-of-ranges="Sheet1.A92:Sheet1.A97 Sheet1.C91:Sheet1.C91 Sheet1.C92:Sheet1.C9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17983373699">
            <text:p>0.1798337370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15565750204">
            <text:p>0.1556575020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string">
            <text:p>0</text:p>
          </table:table-cell>
          <table:table-cell office:value-type="float" office:value="0.18516406991">
            <text:p>0.1851640699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1707789421">
            <text:p>0.1707789421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22248790677">
            <text:p>0.2224879068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25958787844">
            <text:p>0.2595878784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3670229723">
            <text:p>0.3670229723</text:p>
          </table:table-cell>
          <table:table-cell table:number-columns-repeated="1021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0" number:min-integer-digits="8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00:0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06T00:07:19.98</dc:date>
    <meta:generator>OpenOffice.org/3.2$Win32 OpenOffice.org_project/320m18$Build-9502</meta:generator>
    <meta:editing-duration>PT00H27M09S</meta:editing-duration>
    <meta:editing-cycles>4</meta:editing-cycles>
    <meta:document-statistic meta:table-count="1" meta:cell-count="20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4:Sheet1.B1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1" chart:label-cell-address="Sheet1.B4:Sheet1.B4" chart:class="chart:scatter">
            <chart:domain table:cell-range-address="Sheet1.A5:Sheet1.A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:Sheet1.B4"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 text:id="Sheet1.A5:Sheet1.A11">20000</text:p>
              </table:table-cell>
              <table:table-cell office:value-type="float" office:value="0.25105720963">
                <text:p text:id="Sheet1.B5:Sheet1.B11">0.251057209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0.34692255186">
                <text:p>0.34692255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0">
                <text:p>3500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0">
                <text:p>45000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72:Sheet1.A77 Sheet1.C71:Sheet1.C77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72:Sheet1.C77" chart:label-cell-address="Sheet1.C71:Sheet1.C71" chart:class="chart:scatter">
            <chart:domain table:cell-range-address="Sheet1.A72:Sheet1.A7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71:Sheet1.C71">0.301532879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72:Sheet1.A77">25000</text:p>
              </table:table-cell>
              <table:table-cell office:value-type="float" office:value="0.44289447476">
                <text:p text:id="Sheet1.C72:Sheet1.C77">0.442894474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225">
                <text:p>0.02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82:Sheet1.A87 Sheet1.C81:Sheet1.C87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82:Sheet1.C87" chart:label-cell-address="Sheet1.C81:Sheet1.C81" chart:class="chart:scatter">
            <chart:domain table:cell-range-address="Sheet1.A82:Sheet1.A8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81:Sheet1.C81">0.1830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82:Sheet1.A87">25000</text:p>
              </table:table-cell>
              <table:table-cell office:value-type="float" office:value="0.1645">
                <text:p text:id="Sheet1.C82:Sheet1.C87">0.16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1655">
                <text:p>0.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1365">
                <text:p>0.1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141">
                <text:p>0.1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92:Sheet1.A97 Sheet1.C91:Sheet1.C97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92:Sheet1.C97" chart:label-cell-address="Sheet1.C91:Sheet1.C91" chart:class="chart:scatter">
            <chart:domain table:cell-range-address="Sheet1.A92:Sheet1.A9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91:Sheet1.C91">0.179833737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92:Sheet1.A97">25000</text:p>
              </table:table-cell>
              <table:table-cell office:value-type="float" office:value="0.15565750204">
                <text:p text:id="Sheet1.C92:Sheet1.C97">0.155657502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18516406991">
                <text:p>0.18516406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1707789421">
                <text:p>0.1707789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22248790677">
                <text:p>0.22248790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25958787844">
                <text:p>0.25958787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3670229723">
                <text:p>0.367022972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6:Sheet1.A11 Sheet1.C5:Sheet1.C1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1" chart:label-cell-address="Sheet1.C5:Sheet1.C5" chart:class="chart:scatter">
            <chart:domain table:cell-range-address="Sheet1.A6:Sheet1.A1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0.45878663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6:Sheet1.A11">25000</text:p>
              </table:table-cell>
              <table:table-cell office:value-type="float" office:value="0.38772137117">
                <text:p text:id="Sheet1.C6:Sheet1.C11">0.38772137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37097033489">
                <text:p>0.37097033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125">
                <text:p>0.0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15:Sheet1.B2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B21" chart:label-cell-address="Sheet1.B15:Sheet1.B15" chart:class="chart:scatter">
            <chart:domain table:cell-range-address="Sheet1.A16:Sheet1.A2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5:Sheet1.B15">0.0345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16:Sheet1.A21">25000</text:p>
              </table:table-cell>
              <table:table-cell office:value-type="float" office:value="0.023">
                <text:p text:id="Sheet1.B16:Sheet1.B21">0.0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205">
                <text:p>0.0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25:Sheet1.B3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1" chart:label-cell-address="Sheet1.B25:Sheet1.B25" chart:class="chart:scatter">
            <chart:domain table:cell-range-address="Sheet1.A26:Sheet1.A3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5:Sheet1.B25">0.465612550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26:Sheet1.A31">25000</text:p>
              </table:table-cell>
              <table:table-cell office:value-type="float" office:value="0.64998059071">
                <text:p text:id="Sheet1.B26:Sheet1.B31">0.64998059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59280696689">
                <text:p>0.59280696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57076359501">
                <text:p>0.57076359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85010105383">
                <text:p>0.85010105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65407867722">
                <text:p>0.65407867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67385261685">
                <text:p>0.673852616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16:Sheet1.A21 Sheet1.C15:Sheet1.C2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16:Sheet1.C21" chart:label-cell-address="Sheet1.C15:Sheet1.C15" chart:class="chart:scatter">
            <chart:domain table:cell-range-address="Sheet1.A16:Sheet1.A2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5:Sheet1.C15">0.0505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16:Sheet1.A21">25000</text:p>
              </table:table-cell>
              <table:table-cell office:value-type="float" office:value="0.045">
                <text:p text:id="Sheet1.C16:Sheet1.C21">0.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525">
                <text:p>0.05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26:Sheet1.A31 Sheet1.C25:Sheet1.C3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1" chart:label-cell-address="Sheet1.C25:Sheet1.C25" chart:class="chart:scatter">
            <chart:domain table:cell-range-address="Sheet1.A26:Sheet1.A3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25:Sheet1.C25">0.248859873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26:Sheet1.A31">25000</text:p>
              </table:table-cell>
              <table:table-cell office:value-type="float" office:value="0.23780242334">
                <text:p text:id="Sheet1.C26:Sheet1.C31">0.237802423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29766075415">
                <text:p>0.29766075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36797865495">
                <text:p>0.36797865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13331003528">
                <text:p>0.13331003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29509907006">
                <text:p>0.2950990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28821323863">
                <text:p>0.28821323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39:Sheet1.A44 Sheet1.C38:Sheet1.C44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44" chart:label-cell-address="Sheet1.C38:Sheet1.C38" chart:class="chart:scatter">
            <chart:domain table:cell-range-address="Sheet1.A39:Sheet1.A4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38:Sheet1.C38">0.368557815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39:Sheet1.A44">25000</text:p>
              </table:table-cell>
              <table:table-cell office:value-type="float" office:value="0.47038920836">
                <text:p text:id="Sheet1.C39:Sheet1.C44">0.47038920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36414903169">
                <text:p>0.36414903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155">
                <text:p>0.01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49:Sheet1.A54 Sheet1.C48:Sheet1.C54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49:Sheet1.C54" chart:label-cell-address="Sheet1.C48:Sheet1.C48" chart:class="chart:scatter">
            <chart:domain table:cell-range-address="Sheet1.A49:Sheet1.A5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48:Sheet1.C48">0.1790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49:Sheet1.A54">25000</text:p>
              </table:table-cell>
              <table:table-cell office:value-type="float" office:value="0.1465">
                <text:p text:id="Sheet1.C49:Sheet1.C54">0.14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1655">
                <text:p>0.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1485">
                <text:p>0.1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1405">
                <text:p>0.1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138">
                <text:p>0.1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59:Sheet1.A64 Sheet1.C58:Sheet1.C64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59:Sheet1.C64" chart:label-cell-address="Sheet1.C58:Sheet1.C58" chart:class="chart:scatter">
            <chart:domain table:cell-range-address="Sheet1.A59:Sheet1.A6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8:Sheet1.C58">0.192303830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59:Sheet1.A64">25000</text:p>
              </table:table-cell>
              <table:table-cell office:value-type="float" office:value="0.27018955321">
                <text:p text:id="Sheet1.C59:Sheet1.C64">0.270189553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35866197177">
                <text:p>0.35866197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54825189125">
                <text:p>0.54825189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57066649352">
                <text:p>0.57066649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60352303419">
                <text:p>0.60352303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60794640357">
                <text:p>0.607946403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